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Helvetica, sans-serif"/>
    <style:font-face style:name="Georgia" svg:font-family="Georgia, 'Times New Roman', Times, serif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942723" style:font-name="Georgia" fo:font-size="10.5pt" fo:letter-spacing="normal" fo:font-style="normal" fo:font-weight="bold"/>
    </style:style>
    <style:style style:name="P2" style:family="paragraph" style:parent-style-name="Heading_20_3">
      <style:paragraph-properties style:line-height-at-least="0.423cm" fo:text-align="justify" style:justify-single-word="false" fo:orphans="2" fo:widows="2"/>
      <style:text-properties fo:font-variant="normal" fo:text-transform="none" fo:color="#942723" style:font-name="Arial1" fo:font-size="10.5pt" fo:letter-spacing="normal" fo:font-style="normal" fo:font-weight="normal"/>
    </style:style>
    <style:style style:name="P3" style:family="paragraph" style:parent-style-name="Text_20_body">
      <style:paragraph-properties style:line-height-at-least="0.423cm" fo:text-align="justify" style:justify-single-word="false" fo:orphans="2" fo:widows="2"/>
      <style:text-properties fo:font-variant="normal" fo:text-transform="none" fo:color="#4c4c4c" style:font-name="Arial1" fo:font-size="9pt" fo:letter-spacing="normal" fo:font-style="normal" fo:font-weight="normal"/>
    </style:style>
    <style:style style:name="P4" style:family="paragraph" style:parent-style-name="Text_20_body">
      <style:paragraph-properties fo:margin-top="0cm" fo:margin-bottom="0cm" style:line-height-at-least="0.423cm" fo:text-align="justify" style:justify-single-word="false" fo:orphans="2" fo:widows="2"/>
      <style:text-properties fo:font-variant="normal" fo:text-transform="none" fo:color="#4c4c4c" style:font-name="Arial1" fo:font-size="9pt" fo:letter-spacing="normal" fo:font-style="normal" fo:font-weight="normal"/>
    </style:style>
    <style:style style:name="P5" style:family="paragraph" style:parent-style-name="Heading_20_3">
      <style:paragraph-properties fo:margin-top="0.423cm" fo:margin-bottom="0.212cm" fo:keep-with-next="always"/>
      <style:text-properties fo:font-variant="normal" fo:text-transform="none" fo:color="#942723" style:font-name="Arial1" fo:font-size="10.5pt" fo:letter-spacing="normal" fo:font-style="normal" fo:font-weight="normal"/>
    </style:style>
    <style:style style:name="P6" style:family="paragraph" style:parent-style-name="Text_20_body" style:list-style-name="L5">
      <style:paragraph-properties style:line-height-at-least="0.423cm" fo:text-align="justify" style:justify-single-word="false" fo:orphans="2" fo:widows="2"/>
      <style:text-properties fo:font-variant="normal" fo:text-transform="none" fo:color="#4c4c4c" style:font-name="Arial1" fo:font-size="9pt" fo:letter-spacing="normal" fo:font-style="normal" fo:font-weight="normal"/>
    </style:style>
    <style:style style:name="P7" style:family="paragraph" style:parent-style-name="Text_20_body">
      <style:text-properties fo:font-variant="normal" fo:text-transform="none" fo:color="#942723" style:font-name="Arial1" fo:font-size="10.5pt" fo:letter-spacing="normal" fo:font-style="normal" fo:font-weight="normal"/>
    </style:style>
    <style:style style:name="P8" style:family="paragraph" style:parent-style-name="Text_20_body" style:list-style-name="L1">
      <style:paragraph-properties fo:margin-top="0cm" fo:margin-bottom="0cm" style:line-height-at-least="0.423cm" fo:text-align="justify" style:justify-single-word="false" fo:orphans="2" fo:widows="2"/>
      <style:text-properties fo:font-variant="normal" fo:text-transform="none" fo:color="#4c4c4c" style:font-name="Arial1" fo:font-size="9pt" fo:letter-spacing="normal" fo:font-style="normal" fo:font-weight="normal"/>
    </style:style>
    <style:style style:name="P9" style:family="paragraph" style:parent-style-name="Text_20_body" style:list-style-name="L2">
      <style:paragraph-properties fo:margin-top="0cm" fo:margin-bottom="0cm" style:line-height-at-least="0.423cm" fo:text-align="justify" style:justify-single-word="false" fo:orphans="2" fo:widows="2"/>
      <style:text-properties fo:font-variant="normal" fo:text-transform="none" fo:color="#4c4c4c" style:font-name="Arial1" fo:font-size="9pt" fo:letter-spacing="normal" fo:font-style="normal" fo:font-weight="normal"/>
    </style:style>
    <style:style style:name="P10" style:family="paragraph" style:parent-style-name="Text_20_body" style:list-style-name="L3">
      <style:paragraph-properties fo:margin-top="0cm" fo:margin-bottom="0cm" style:line-height-at-least="0.423cm" fo:text-align="justify" style:justify-single-word="false" fo:orphans="2" fo:widows="2"/>
      <style:text-properties fo:font-variant="normal" fo:text-transform="none" fo:color="#4c4c4c" style:font-name="Arial1" fo:font-size="9pt" fo:letter-spacing="normal" fo:font-style="normal" fo:font-weight="normal"/>
    </style:style>
    <style:style style:name="P11" style:family="paragraph" style:parent-style-name="Text_20_body" style:list-style-name="L5">
      <style:paragraph-properties fo:margin-top="0cm" fo:margin-bottom="0cm" style:line-height-at-least="0.423cm" fo:text-align="justify" style:justify-single-word="false" fo:orphans="2" fo:widows="2"/>
      <style:text-properties fo:font-variant="normal" fo:text-transform="none" fo:color="#4c4c4c" style:font-name="Arial1" fo:font-size="9pt" fo:letter-spacing="normal" fo:font-style="normal" fo:font-weight="normal"/>
    </style:style>
    <style:style style:name="P12" style:family="paragraph" style:parent-style-name="Text_20_body" style:list-style-name="L3">
      <style:paragraph-properties fo:margin-top="0cm" fo:margin-bottom="0cm" style:line-height-at-least="0.423cm" fo:text-align="justify" style:justify-single-word="false" fo:orphans="2" fo:widows="2" fo:background-color="transparent">
        <style:background-image/>
      </style:paragraph-properties>
      <style:text-properties fo:font-variant="normal" fo:text-transform="none" fo:color="#4c4c4c" style:font-name="Arial1" fo:font-size="9pt" fo:letter-spacing="normal" fo:font-style="normal" fo:font-weight="normal"/>
    </style:style>
    <style:style style:name="P13" style:family="paragraph" style:parent-style-name="Text_20_body" style:list-style-name="L4">
      <style:paragraph-properties fo:margin-top="0cm" fo:margin-bottom="0cm" style:line-height-at-least="0.423cm" fo:text-align="justify" style:justify-single-word="false" fo:orphans="2" fo:widows="2" fo:background-color="transparent">
        <style:background-image/>
      </style:paragraph-properties>
      <style:text-properties fo:font-variant="normal" fo:text-transform="none" fo:color="#4c4c4c" style:font-name="Arial1" fo:font-size="9pt" fo:letter-spacing="normal" fo:font-style="normal" fo:font-weight="normal"/>
    </style:style>
    <style:style style:name="P14" style:family="paragraph" style:parent-style-name="Text_20_body" style:list-style-name="L6">
      <style:paragraph-properties fo:margin-top="0cm" fo:margin-bottom="0cm" style:line-height-at-least="0.423cm" fo:text-align="justify" style:justify-single-word="false" fo:orphans="2" fo:widows="2" fo:padding="0cm" fo:border="none"/>
      <style:text-properties fo:font-variant="normal" fo:text-transform="none" fo:color="#4c4c4c" style:font-name="Arial1" fo:font-size="9pt" fo:letter-spacing="normal" fo:font-style="normal" fo:font-weight="normal"/>
    </style:style>
    <style:style style:name="P15" style:family="paragraph" style:parent-style-name="Text_20_body" style:list-style-name="L6">
      <style:paragraph-properties style:line-height-at-least="0.423cm" fo:text-align="justify" style:justify-single-word="false" fo:orphans="2" fo:widows="2" fo:padding="0cm" fo:border="none"/>
      <style:text-properties fo:font-variant="normal" fo:text-transform="none" fo:color="#4c4c4c" style:font-name="Arial1" fo:font-size="9pt" fo:letter-spacing="normal" fo:font-style="normal" fo:font-weight="normal"/>
    </style:style>
    <style:style style:name="P16" style:family="paragraph" style:parent-style-name="Standard">
      <style:text-properties fo:font-variant="normal" fo:text-transform="none" fo:color="#942723" style:font-name="Georgia" fo:font-size="10.5pt" fo:letter-spacing="normal" fo:font-style="normal" fo:font-weight="bold"/>
    </style:style>
    <style:style style:name="T1" style:family="text">
      <style:text-properties fo:color="#4c4c4c" fo:font-size="9pt"/>
    </style:style>
    <style:style style:name="T2" style:family="text">
      <style:text-properties fo:color="#4c4c4c" fo:font-size="9pt" style:font-size-asian="9pt" style:font-size-complex="9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000000" fo:font-size="9pt" fo:font-weight="normal" style:font-size-asian="9pt" style:font-weight-asian="normal" style:font-size-complex="9pt" style:font-weight-complex="normal"/>
    </style:style>
    <style:style style:name="T5" style:family="text">
      <style:text-properties fo:color="#000000" fo:font-size="9pt" style:font-size-asian="9pt" style:font-size-complex="9pt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9pt" fo:font-weight="normal" style:font-size-asian="9pt" style:font-weight-asian="normal" style:font-size-complex="9pt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bjectifs</text:p>
      <text:list xml:id="list34271399" text:style-name="L6">
        <text:list-item>
          <text:p text:style-name="P14">Présenter une approche pragmatique des ESB</text:p>
        </text:list-item>
        <text:list-item>
          <text:p text:style-name="P14">Prendre un main une infrastructure ESB existante : installation, démarrage/arrêt, ...</text:p>
        </text:list-item>
        <text:list-item>
          <text:p text:style-name="P15">Exploiter un ESB en production : logs, monitoring ...</text:p>
        </text:list-item>
      </text:list>
      <text:p text:style-name="P7"/>
      <text:p text:style-name="P1">Présentation</text:p>
      <text:p text:style-name="P7"><text:span text:style-name="T1">Depuis plusieurs années maintenant, les ESB sont présentés comme la solution miracle du système d'information. Mais comment peut on le définir ? Comment cela fonctionne-t-il ? A quoi cela sert-il ? Quelques minutes de recherche suffiront </text:span><text:span text:style-name="T5">à vous déboussoler : une multitude de définitions différentes, les arguments péremptoires des pros et anti-ESB. Cette formation nous permettra d'aborder spécifiquement l'exploitation d'un ESB en production.</text:span></text:p>
      <text:p text:style-name="P7"/>
      <text:p text:style-name="P1">Répartition<text:span text:style-name="T4"> : 70% théorique / 30% pratique</text:span></text:p>
      <text:p text:style-name="P1">Matériel pédagogique<text:span text:style-name="T4"> : supports papier / travaux pratiques</text:span></text:p>
      <text:p text:style-name="P7"/>
      <text:p text:style-name="P1">Contenu</text:p>
      <text:h text:style-name="P5" text:outline-level="3">Comprendre les principes fondamentaux d'un ESB</text:h>
      <text:list xml:id="list34244224" text:style-name="L1">
        <text:list-item>
          <text:p text:style-name="P8">Communication entre des systèmes</text:p>
        </text:list-item>
        <text:list-item>
          <text:p text:style-name="P8">Couplage lâche : suppression des adhérences entre systèmes</text:p>
        </text:list-item>
        <text:list-item>
          <text:p text:style-name="P8">Distributivité</text:p>
        </text:list-item>
        <text:list-item>
          <text:p text:style-name="P8">Connectivité, adaptateur de protocoles</text:p>
        </text:list-item>
        <text:list-item>
          <text:p text:style-name="P8">Transformation et enrichissement de messages</text:p>
        </text:list-item>
        <text:list-item>
          <text:p text:style-name="P8">Routage</text:p>
        </text:list-item>
      </text:list>
      <text:p text:style-name="P4"/>
      <text:h text:style-name="P2" text:outline-level="3">L'architecture d'un ESB</text:h>
      <text:list xml:id="list34249180" text:style-name="L2">
        <text:list-item>
          <text:p text:style-name="P9">Le message</text:p>
        </text:list-item>
        <text:list-item>
          <text:p text:style-name="P9">Le MOM d'entreprise, cœur des communications de l'ESB : distributivité et fiabilité</text:p>
        </text:list-item>
        <text:list-item>
          <text:p text:style-name="P9">Les services : configuration métier</text:p>
        </text:list-item>
        <text:list-item>
          <text:p text:style-name="P9">Les endpoints : destination</text:p>
        </text:list-item>
        <text:list-item>
          <text:p text:style-name="P9">Les routeurs : aiguillage intelligent</text:p>
        </text:list-item>
        <text:list-item>
          <text:p text:style-name="P9">Les adaptateurs : connexion des applications</text:p>
        </text:list-item>
        <text:list-item>
          <text:p text:style-name="P9">Les conteneurs de services</text:p>
        </text:list-item>
      </text:list>
      <text:p text:style-name="P3"/>
      <text:h text:style-name="P2" text:outline-level="3">Un ESB open source</text:h>
      <text:list xml:id="list34266273" text:style-name="L3">
        <text:list-item>
          <text:p text:style-name="P10">La combinaison : ServiceMix , ActiveMQ et Camel</text:p>
        </text:list-item>
        <text:list-item>
          <text:p text:style-name="P10">ServiceMix : un conteneur léger de services, standard et flexible</text:p>
        </text:list-item>
        <text:list-item>
          <text:p text:style-name="P10">ActiveMQ : le serveur de messages (MOM)</text:p>
        </text:list-item>
        <text:list-item>
          <text:p text:style-name="P10">Camel : implémentation des 'Enterprise Integration Patterns</text:p>
        </text:list-item>
        <text:list-item>
          <text:p text:style-name="P12">Arborescence d'un ESB : logs, déploiement et persistance</text:p>
        </text:list-item>
        <text:list-item>
          <text:p text:style-name="P10">Installer l'ensemble des briques d'un ESB : ServiceMix, ActiveMQ et Camel</text:p>
        </text:list-item>
      </text:list>
      <text:p text:style-name="P3"/>
      <text:h text:style-name="P2" text:outline-level="3">Exploiter un ESB en production</text:h>
      <text:list xml:id="list34253424" text:style-name="L4">
        <text:list-item>
          <text:p text:style-name="P13">Démarrer et arrêter l'ESB</text:p>
        </text:list-item>
        <text:list-item>
          <text:p text:style-name="P13">Configurer l'ESB</text:p>
        </text:list-item>
        <text:list-item>
          <text:p text:style-name="P13">Déployer et supprimer un service au sein de l'ESB</text:p>
        </text:list-item>
      </text:list>
      <text:list xml:id="list34248859" text:style-name="L5">
        <text:list-item>
          <text:p text:style-name="P11">Le monitoring dans un contexte distribué</text:p>
        </text:list-item>
        <text:list-item>
          <text:p text:style-name="P6">Administrer et monitorer l'ESB avec JMX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, Helvetica, sans-serif"/>
    <style:font-face style:name="Georgia" svg:font-family="Georgia, 'Times New Roman', Times, serif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Arial Unicode MS" style:font-size-asian="14pt" style:font-weight-asian="bold" style:font-name-complex="Tahoma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ial Unicode MS" style:font-size-asian="18pt" style:font-weight-asian="bold" style:font-name-complex="Tahoma" style:font-size-complex="18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phael Delaporte</meta:initial-creator>
    <meta:creation-date>2009-12-15T17:21:41.90</meta:creation-date>
    <meta:generator>OpenOffice.org/3.2$Win32 OpenOffice.org_project/320m18$Build-9502</meta:generator>
    <dc:date>2011-01-18T14:24:11.45</dc:date>
    <dc:creator>Grégory Le Bonniec</dc:creator>
    <meta:editing-duration>PT18H09M04S</meta:editing-duration>
    <meta:editing-cycles>104</meta:editing-cycles>
    <meta:document-statistic meta:table-count="0" meta:image-count="0" meta:object-count="0" meta:page-count="1" meta:paragraph-count="37" meta:word-count="291" meta:character-count="1859"/>
  </office:meta>
</office:document-meta>
</file>